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25cm" draw:marker-start="Arrow" draw:marker-start-width="0.229cm" draw:marker-end="" draw:marker-end-width="0.152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="Arrow" draw:marker-start-width="0.229cm" draw:marker-end="" draw:marker-end-width="0.178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  <style:text-properties fo:font-family="'Times New Roman'" style:font-family-generic="roman" style:font-pitch="variable"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1.611cm" svg:height="1.61cm" svg:x="0.216cm" svg:y="3.158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609cm" svg:height="1.61cm" svg:x="4.954cm" svg:y="3.15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1cm" svg:height="1.61cm" svg:x="7.767cm" svg:y="1.28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611cm" svg:height="1.612cm" svg:x="7.767cm" svg:y="3.775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611cm" svg:height="1.612cm" svg:x="10.48cm" svg:y="3.775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4.114cm" svg:y1="3.95cm" svg:x2="4.954cm" svg:y2="3.963cm" draw:start-shape="id1" draw:start-glue-point="1" draw:end-shape="id2" draw:end-glue-point="3" svg:d="m4114 3950 840 13">
          <text:p/>
        </draw:connector>
        <draw:connector draw:style-name="gr3" draw:text-style-name="P2" draw:layer="layout" draw:type="line" svg:x1="6.563cm" svg:y1="3.963cm" svg:x2="7.767cm" svg:y2="2.093cm" draw:start-shape="id2" draw:start-glue-point="1" draw:end-shape="id3" draw:end-glue-point="3" svg:d="m6563 3963 1204-1870">
          <text:p/>
        </draw:connector>
        <draw:connector draw:style-name="gr2" draw:text-style-name="P2" draw:layer="layout" draw:type="line" svg:x1="6.563cm" svg:y1="3.963cm" svg:x2="7.767cm" svg:y2="4.581cm" draw:start-shape="id2" draw:start-glue-point="1" draw:end-shape="id4" draw:end-glue-point="3" svg:d="m6563 3963 1204 618">
          <text:p/>
        </draw:connector>
        <draw:connector draw:style-name="gr2" draw:text-style-name="P2" draw:layer="layout" draw:type="line" svg:x1="9.378cm" svg:y1="4.581cm" svg:x2="10.48cm" svg:y2="4.581cm" draw:start-shape="id4" draw:start-glue-point="1" draw:end-shape="id5" draw:end-glue-point="3" svg:d="m9378 4581h1102">
          <text:p/>
        </draw:connector>
        <draw:custom-shape draw:style-name="gr1" draw:text-style-name="P1" xml:id="id1" draw:id="id1" draw:layer="layout" svg:width="1.611cm" svg:height="1.61cm" svg:x="2.503cm" svg:y="3.145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.827cm" svg:y1="3.963cm" svg:x2="2.503cm" svg:y2="3.95cm" draw:start-shape="id6" draw:start-glue-point="1" draw:end-shape="id1" svg:d="m1827 3963 676-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497cm" fo:page-height="6.0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6$Linux_x86 LibreOffice_project/360m1$Build-2</meta:generator>
    <dc:date>2012-12-13T18:59:42</dc:date>
    <meta:editing-duration>PT4H4M39S</meta:editing-duration>
    <meta:editing-cycles>14</meta:editing-cycles>
    <meta:document-statistic meta:object-count="11"/>
  </office:meta>
</office:document-meta>
</file>